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size="10.5pt" style:font-size-asian="10.5pt" style:font-size-complex="10.5pt"/>
    </style:style>
    <style:style style:name="P2" style:family="paragraph" style:parent-style-name="Standard" style:list-style-name="">
      <style:paragraph-properties fo:margin-top="0cm" fo:margin-bottom="0.254cm" loext:contextual-spacing="false" fo:line-height="100%" fo:text-align="justify" style:justify-single-word="false" fo:break-before="page" fo:padding-left="0cm" fo:padding-right="0cm" fo:padding-top="0cm" fo:padding-bottom="0.071cm" fo:border-left="none" fo:border-right="none" fo:border-top="none" fo:border-bottom="0.74pt solid #aaaaaa"/>
      <style:text-properties fo:font-size="18pt" style:font-size-asian="18pt" style:font-size-complex="18pt"/>
    </style:style>
    <style:style style:name="P3" style:family="paragraph" style:parent-style-name="Standard" style:list-style-name="" style:master-page-name="Standard">
      <style:paragraph-properties fo:margin-top="0cm" fo:margin-bottom="0.254cm" loext:contextual-spacing="false" fo:line-height="100%" fo:text-align="justify" style:justify-single-word="false" style:page-number="auto" fo:padding-left="0cm" fo:padding-right="0cm" fo:padding-top="0cm" fo:padding-bottom="0.071cm" fo:border-left="none" fo:border-right="none" fo:border-top="none" fo:border-bottom="0.74pt solid #aaaaaa"/>
      <style:text-properties fo:font-size="18pt" style:font-size-asian="18pt" style:font-size-complex="18pt"/>
    </style:style>
    <style:style style:name="P4" style:family="paragraph" style:parent-style-name="Standard">
      <style:paragraph-properties fo:margin-top="0.169cm" fo:margin-bottom="0.423cm" loext:contextual-spacing="false" fo:line-height="100%" fo:text-align="justify" style:justify-single-word="false"/>
      <style:text-properties fo:font-size="10.5pt" style:font-size-asian="10.5pt" style:font-size-complex="10.5pt"/>
    </style:style>
    <style:style style:name="P5" style:family="paragraph" style:parent-style-name="Standard">
      <style:paragraph-properties fo:margin-top="0.169cm" fo:margin-bottom="0.212cm" loext:contextual-spacing="false" fo:line-height="100%" fo:text-align="justify" style:justify-single-word="false"/>
      <style:text-properties fo:color="#000000" style:font-name="Verdana" fo:font-size="10.5pt" style:font-name-asian="Times New Roman1" style:font-size-asian="10.5pt" style:font-name-complex="Times New Roman1" style:font-size-complex="10.5pt"/>
    </style:style>
    <style:style style:name="P6" style:family="paragraph" style:parent-style-name="Standard">
      <style:paragraph-properties fo:margin-top="0.169cm" fo:margin-bottom="0.212cm" loext:contextual-spacing="false" fo:line-height="100%" fo:text-align="justify" style:justify-single-word="false"/>
      <style:text-properties fo:font-size="10.5pt" style:font-size-asian="10.5pt" style:font-size-complex="10.5pt"/>
    </style:style>
    <style:style style:name="P7" style:family="paragraph" style:parent-style-name="Standard" style:list-style-name="WWNum9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</style:style>
    <style:style style:name="P8" style:family="paragraph" style:parent-style-name="Standard" style:list-style-name="WWNum1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9" style:family="paragraph" style:parent-style-name="Standard" style:list-style-name="WWNum2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10" style:family="paragraph" style:parent-style-name="Standard" style:list-style-name="WWNum3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11" style:family="paragraph" style:parent-style-name="Standard" style:list-style-name="WWNum4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12" style:family="paragraph" style:parent-style-name="Standard" style:list-style-name="WWNum5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13" style:family="paragraph" style:parent-style-name="Standard" style:list-style-name="WWNum6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14" style:family="paragraph" style:parent-style-name="Standard" style:list-style-name="WWNum7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15" style:family="paragraph" style:parent-style-name="Standard" style:list-style-name="WWNum8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16" style:family="paragraph" style:parent-style-name="Standard" style:list-style-name="WWNum9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17" style:family="paragraph" style:parent-style-name="Standard" style:list-style-name="WWNum10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officeooo:paragraph-rsid="000b9c1d" style:font-size-asian="10.5pt" style:font-size-complex="10.5pt"/>
    </style:style>
    <style:style style:name="P18" style:family="paragraph" style:parent-style-name="Standard" style:list-style-name="WWNum11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19" style:family="paragraph" style:parent-style-name="Standard" style:list-style-name="WWNum12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20" style:family="paragraph" style:parent-style-name="Standard" style:list-style-name="WWNum13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21" style:family="paragraph" style:parent-style-name="Standard" style:list-style-name="WWNum14">
      <style:paragraph-properties fo:margin-left="0.63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22" style:family="paragraph" style:parent-style-name="Standard" style:list-style-name="WWNum2">
      <style:paragraph-properties fo:margin-left="1.27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23" style:family="paragraph" style:parent-style-name="Standard" style:list-style-name="WWNum3">
      <style:paragraph-properties fo:margin-left="1.27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24" style:family="paragraph" style:parent-style-name="Standard" style:list-style-name="WWNum4">
      <style:paragraph-properties fo:margin-left="1.27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25" style:family="paragraph" style:parent-style-name="Standard" style:list-style-name="WWNum5">
      <style:paragraph-properties fo:margin-left="1.27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26" style:family="paragraph" style:parent-style-name="Standard" style:list-style-name="WWNum11">
      <style:paragraph-properties fo:margin-left="1.27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27" style:family="paragraph" style:parent-style-name="Standard" style:list-style-name="WWNum12">
      <style:paragraph-properties fo:margin-left="1.27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28" style:family="paragraph" style:parent-style-name="Standard" style:list-style-name="WWNum13">
      <style:paragraph-properties fo:margin-left="1.27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29" style:family="paragraph" style:parent-style-name="Standard" style:list-style-name="WWNum2">
      <style:paragraph-properties fo:margin-left="1.90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30" style:family="paragraph" style:parent-style-name="Standard" style:list-style-name="WWNum3">
      <style:paragraph-properties fo:margin-left="1.90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31" style:family="paragraph" style:parent-style-name="Standard" style:list-style-name="WWNum5">
      <style:paragraph-properties fo:margin-left="1.90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32" style:family="paragraph" style:parent-style-name="Standard" style:list-style-name="WWNum11">
      <style:paragraph-properties fo:margin-left="1.90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33" style:family="paragraph" style:parent-style-name="Standard" style:list-style-name="WWNum12">
      <style:paragraph-properties fo:margin-left="1.905cm" fo:margin-right="0cm" fo:margin-top="0.494cm" fo:margin-bottom="0.042cm" loext:contextual-spacing="false" fo:line-height="100%" fo:text-align="justify" style:justify-single-word="false" fo:text-indent="-0.635cm" style:auto-text-indent="false"/>
      <style:text-properties fo:font-size="10.5pt" style:font-size-asian="10.5pt" style:font-size-complex="10.5pt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 fo:background-color="#f9f9f9" fo:padding="0.423cm" fo:border="0.74pt dashed #2f6fa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font-size="10.5pt" style:font-size-asian="10.5pt" style:font-size-complex="10.5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#f9f9f9" fo:padding="0.423cm" fo:border="0.74pt dashed #2f6fab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font-size="10.5pt" style:font-size-asian="10.5pt" style:font-size-complex="10.5pt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#f9f9f9" fo:padding="0.423cm" fo:border="0.74pt dashed #2f6fab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font-size="10.5pt" style:font-size-asian="10.5pt" style:font-size-complex="10.5pt"/>
    </style:style>
    <style:style style:name="T1" style:family="text">
      <style:text-properties fo:color="#000000" style:font-name="Verdana" fo:font-size="19.5pt" style:letter-kerning="true" style:font-name-asian="Times New Roman1" style:font-size-asian="19.5pt" style:font-name-complex="Times New Roman1" style:font-size-complex="19.5pt"/>
    </style:style>
    <style:style style:name="T2" style:family="text">
      <style:text-properties fo:color="#000000" style:font-name="Verdana" fo:font-weight="bold" style:font-name-asian="Times New Roman1" style:font-weight-asian="bold" style:font-name-complex="Times New Roman1" style:font-weight-complex="bold"/>
    </style:style>
    <style:style style:name="T3" style:family="text">
      <style:text-properties fo:color="#000000" style:font-name="Verdana" style:font-name-asian="Times New Roman1" style:font-name-complex="Times New Roman1"/>
    </style:style>
    <style:style style:name="T4" style:family="text">
      <style:text-properties fo:color="#000000" style:font-name="Verdana" fo:font-style="italic" style:font-name-asian="Times New Roman1" style:font-style-asian="italic" style:font-name-complex="Times New Roman1" style:font-style-complex="italic"/>
    </style:style>
    <style:style style:name="T5" style:family="text">
      <style:text-properties fo:color="#000000" style:font-name="Verdana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T6" style:family="text">
      <style:text-properties fo:color="#000000" style:font-name="Verdana" style:letter-kerning="true" style:font-name-asian="Times New Roman1" style:font-name-complex="Times New Roman1"/>
    </style:style>
    <style:style style:name="T7" style:family="text">
      <style:text-properties fo:color="#000000" style:font-name="Verdana" fo:font-size="10.5pt" style:font-name-asian="Times New Roman1" style:font-size-asian="10.5pt" style:font-name-complex="Times New Roman1" style:font-size-complex="10.5pt"/>
    </style:style>
    <style:style style:name="T8" style:family="text">
      <style:text-properties fo:color="#000000" style:font-name="Courier New" fo:font-size="10pt" style:font-name-asian="Times New Roman1" style:font-size-asian="10pt" style:font-name-complex="Courier New1"/>
    </style:style>
    <style:style style:name="T9" style:family="text">
      <style:text-properties fo:color="#000000" style:font-name="Courier New" fo:font-size="10pt" style:text-underline-style="solid" style:text-underline-width="auto" style:text-underline-color="font-color" style:font-name-asian="Times New Roman1" style:font-size-asian="10pt" style:font-name-complex="Courier New1"/>
    </style:style>
    <style:style style:name="T10" style:family="text">
      <style:text-properties fo:color="#000000" style:font-name="Courier New" style:font-name-asian="Times New Roman1" style:font-name-complex="Courier New1"/>
    </style:style>
    <style:style style:name="T11" style:family="text">
      <style:text-properties fo:color="#000000" style:font-name="Courier New" style:text-underline-style="solid" style:text-underline-width="auto" style:text-underline-color="font-color" style:font-name-asian="Times New Roman1" style:font-name-complex="Courier New1"/>
    </style:style>
    <style:style style:name="T12" style:family="text">
      <style:text-properties fo:color="#0645ad" style:font-name="Verdana" style:font-name-asian="Times New Roman1" style:font-name-complex="Times New Roman1"/>
    </style:style>
    <style:style style:name="T13" style:family="text">
      <style:text-properties fo:color="#0645ad" style:font-name="Verdana" fo:font-size="10.5pt" style:font-name-asian="Times New Roman1" style:font-size-asian="10.5pt" style:font-name-complex="Times New Roman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6">IJA:Zadání projektu</text:span></text:h>
      <text:p text:style-name="P4"><text:span text:style-name="T2">Zadání:</text:span><text:span text:style-name="T3"> Navrhněte a implementujte aplikaci </text:span><text:span text:style-name="T4">Labyrinth</text:span><text:span text:style-name="T3">, která vychází ze stejnojmenné deskové hry. </text:span></text:p>
      <text:p text:style-name="P6"><text:span text:style-name="T5">Důležité poznámky:</text:span></text:p>
      <text:list xml:id="list1101059143577098871" text:style-name="WWNum1">
        <text:list-item>
          <text:p text:style-name="P8"><text:span text:style-name="T4">Zadání definuje podstatné vlastnosti aplikace, které musí být splněny. Předpokládá se, že detaily řešení si doplní řešitelské týmy.</text:span></text:p>
        </text:list-item>
        <text:list-item>
          <text:p text:style-name="P8"><text:span text:style-name="T4">Vyberte jednu z níže uvedených variant (A nebo B) a tu navrhněte a implementujte. Výběr není třeba nikde registrovat.</text:span></text:p>
        </text:list-item>
      </text:list>
      <text:p text:style-name="P6"><text:span text:style-name="T2">Specifikace labyrintu</text:span></text:p>
      <text:list xml:id="list3518844977637842686" text:style-name="WWNum2">
        <text:list-item>
          <text:p text:style-name="P9"><text:span text:style-name="T3">základní prvky hry</text:span></text:p>
          <text:list>
            <text:list-item>
              <text:p text:style-name="P22"><text:span text:style-name="T3">hrací deska, hrací kameny, úkolové karty</text:span></text:p>
            </text:list-item>
            <text:list-item>
              <text:p text:style-name="P22"><text:span text:style-name="T3">2 až 4 hráči reprezentovaní figurkami</text:span></text:p>
            </text:list-item>
          </text:list>
        </text:list-item>
        <text:list-item>
          <text:p text:style-name="P9"><text:span text:style-name="T3">hrací deska je rozdělena na políčka</text:span></text:p>
          <text:list>
            <text:list-item>
              <text:p text:style-name="P22"><text:span text:style-name="T3">každé políčko má stejný rozměr</text:span></text:p>
            </text:list-item>
            <text:list-item>
              <text:p text:style-name="P22"><text:span text:style-name="T3">velikost bludiště je dána hodnotou </text:span><text:span text:style-name="T10">N</text:span><text:span text:style-name="T3"> (labyrint má vždy stejný počet řádků i <text:tab/>sloupců), např. </text:span><text:span text:style-name="T10">N=7</text:span><text:span text:style-name="T3"> znamená 7 řádků a 7 sloupců</text:span></text:p>
            </text:list-item>
            <text:list-item>
              <text:p text:style-name="P22"><text:span text:style-name="T3">implicitní rozměr je </text:span><text:span text:style-name="T10">N=7</text:span><text:span text:style-name="T3">, minimální rozměr je </text:span><text:span text:style-name="T10">N=5</text:span><text:span text:style-name="T3">, maximální rozměr <text:tab/>je </text:span><text:span text:style-name="T10">N=11</text:span><text:span text:style-name="T3">; </text:span><text:span text:style-name="T10">N</text:span><text:span text:style-name="T3"> je vždy liché číslo</text:span></text:p>
            </text:list-item>
            <text:list-item>
              <text:p text:style-name="P22"><text:span text:style-name="T3">řádky a sloupce se budou číslovat od 1</text:span></text:p>
            </text:list-item>
          </text:list>
        </text:list-item>
        <text:list-item>
          <text:p text:style-name="P9"><text:span text:style-name="T3">hrací kameny</text:span></text:p>
          <text:list>
            <text:list-item>
              <text:p text:style-name="P22"><text:span text:style-name="T3">počet kamenů je vždy roven </text:span><text:span text:style-name="T10">N*N+1</text:span></text:p>
            </text:list-item>
            <text:list-item>
              <text:p text:style-name="P22"><text:span text:style-name="T3">každý kámen obsahuje tvar chodby části labyrintu v jedné z následujících <text:tab/>variant:</text:span></text:p>
              <text:list>
                <text:list-item>
                  <text:p text:style-name="P29"><text:span text:style-name="T3">rovná cesta</text:span></text:p>
                </text:list-item>
                <text:list-item>
                  <text:p text:style-name="P29"><text:span text:style-name="T3">zahnutá cesta (tvar písmene L)</text:span></text:p>
                </text:list-item>
                <text:list-item>
                  <text:p text:style-name="P29"><text:span text:style-name="T3">tvar písmene T</text:span></text:p>
                </text:list-item>
              </text:list>
            </text:list-item>
            <text:list-item>
              <text:p text:style-name="P22"><text:span text:style-name="T3">poměr mezi počty jednotlivých typů kamenů je zhruba 1:1:1</text:span></text:p>
            </text:list-item>
            <text:list-item>
              <text:p text:style-name="P22"><text:span text:style-name="T3">na vybraných kamenech jsou vyobrazeny předměty, které hráči hledají</text:span></text:p>
            </text:list-item>
          </text:list>
        </text:list-item>
        <text:list-item>
          <text:p text:style-name="P9"><text:span text:style-name="T3">úkolové karty</text:span></text:p>
          <text:list>
            <text:list-item>
              <text:p text:style-name="P22"><text:span text:style-name="T3">obsahují předměty, která má za úkol hráč najít</text:span></text:p>
            </text:list-item>
            <text:list-item>
              <text:p text:style-name="P22"><text:span text:style-name="T3">karty jsou v balíčku tak, že hráči nevidí jejich obsah</text:span></text:p>
            </text:list-item>
            <text:list-item>
              <text:p text:style-name="P22"><text:soft-page-break/><text:span text:style-name="T3">počet a výběr předmětů je stejný na kartách i kamenech; jejich počet </text:span><text:span text:style-name="T10">K</text:span><text:span text:style-name="T3"> je <text:tab/>buď 12 nebo 24</text:span></text:p>
            </text:list-item>
          </text:list>
        </text:list-item>
        <text:list-item>
          <text:p text:style-name="P9"><text:span text:style-name="T3">rozmístění kamenů na hrací desku při začátku hry</text:span></text:p>
          <text:list>
            <text:list-item>
              <text:p text:style-name="P22"><text:span text:style-name="T3">rohová políčka obsahují vždy kameny ve tvaru písmene L a to tak, že volné <text:tab/>cesty směřují vždy na hrací desku (ne mimo ni); tato políčka se nazývají <text:tab/>startovní a figurky se na začátku hry umisťují na tato políčka</text:span></text:p>
            </text:list-item>
            <text:list-item>
              <text:p text:style-name="P22"><text:span text:style-name="T3">políčka, která jsou současně na lichém řádku a lichém sloupci obsahují pouze <text:tab/>kameny ve tvaru písmene T a to tak, že volné cesty směřují vždy na hrací <text:tab/>desku (ne mimo ni)</text:span></text:p>
            </text:list-item>
            <text:list-item>
              <text:p text:style-name="P22"><text:span text:style-name="T3">ostatní kameny se náhodně rozmístí na volná políčka; kameny se při <text:tab/>umisťování mohou libovolně natáčet; po rozmístění zůstane jeden kámen <text:tab/>volný (mimo hrací desku)</text:span></text:p>
            </text:list-item>
          </text:list>
        </text:list-item>
        <text:list-item>
          <text:p text:style-name="P9"><text:span text:style-name="T3">princip hry</text:span></text:p>
          <text:list>
            <text:list-item>
              <text:p text:style-name="P22"><text:span text:style-name="T3">první hráč si vezme první úkolovou kartu, vyobrazený předmět vidí jen on <text:tab/>sám</text:span></text:p>
            </text:list-item>
            <text:list-item>
              <text:p text:style-name="P22"><text:span text:style-name="T3">úkolem je dostat se se svou figurkou na kámen obsahující stejný obrázek; <text:tab/>jakmile hráč tento kámen obsadí, zveřejní kartu a ta se započítá do získaných <text:tab/>karet - hráč poté začíná svůj další tah otočením další úkolové karty</text:span></text:p>
            </text:list-item>
            <text:list-item>
              <text:p text:style-name="P22"><text:span text:style-name="T3">figurky mohou stát na jednom kameni společně (nevyhazuje se)</text:span></text:p>
            </text:list-item>
            <text:list-item>
              <text:p text:style-name="P22"><text:span text:style-name="T3">hraje se po tazích, hráči se po každém tahu střídají</text:span></text:p>
            </text:list-item>
            <text:list-item>
              <text:p text:style-name="P22"><text:span text:style-name="T3">jeden tah</text:span></text:p>
              <text:list>
                <text:list-item>
                  <text:p text:style-name="P29"><text:span text:style-name="T3">hráč má možnost změnit rozložení bludiště tak, že posune celou řadu <text:tab/>či sloupec kamenů vložením volného kamene; před vložením může <text:tab/>volný kámen libovolně natočit; po posunutí zůstane na druhé straně <text:tab/>volný kámen pro další tah</text:span></text:p>
                </text:list-item>
                <text:list-item>
                  <text:p text:style-name="P29"><text:span text:style-name="T3">posunovat se dají pouze sudé řádky a sudé sloupce</text:span></text:p>
                </text:list-item>
                <text:list-item>
                  <text:p text:style-name="P29"><text:span text:style-name="T3">pokud se vysunutím kamene vysunou i figurky, přemístí se figurky na <text:tab/>druhou stranu, tj. na nově vložený kámen</text:span></text:p>
                </text:list-item>
                <text:list-item>
                  <text:p text:style-name="P29"><text:span text:style-name="T3">hráč v jednom tahu nejprve změní rozložení bludiště a poté posune <text:tab/>svou figurku; figurkou může pouze na ty kameny, které jsou spojené <text:tab/>volnou cestou; za těchto podmínek se může posunout na jakýkoliv <text:tab/>dostupný kámen (délka kroku není omezena)</text:span></text:p>
                </text:list-item>
                <text:list-item>
                  <text:p text:style-name="P29"><text:span text:style-name="T3">v bezprostředně následujícím tahu není povoleno provést reverzi <text:tab/>předchozího tahu (např. posunul jsem 2. řádek doprava, ihned poté <text:tab/>nelze posunout 2. řádek zpět doleva)</text:span></text:p>
                </text:list-item>
              </text:list>
            </text:list-item>
            <text:list-item>
              <text:p text:style-name="P22"><text:span text:style-name="T3">hra končí, jakmile jeden hráč získá takový počet karet, který odpovídá <text:tab/>podílu </text:span><text:span text:style-name="T10">K</text:span><text:span text:style-name="T3"> / </text:span><text:span text:style-name="T10">P</text:span><text:span text:style-name="T3">, kde </text:span><text:span text:style-name="T10">P</text:span><text:span text:style-name="T3"> je počet hráčů; tento hráč je vítěz</text:span></text:p>
            </text:list-item>
          </text:list>
        </text:list-item>
      </text:list>
      <text:p text:style-name="P5"/>
      <text:p text:style-name="P6"><text:span text:style-name="T2">Specifikace požadavků</text:span></text:p>
      <text:list xml:id="list7252676373618242986" text:style-name="WWNum3">
        <text:list-item>
          <text:p text:style-name="P10"><text:soft-page-break/><text:span text:style-name="T3">grafické uživatelské rozhraní (GUI)</text:span></text:p>
          <text:list>
            <text:list-item>
              <text:p text:style-name="P23"><text:span text:style-name="T3">GUI obsahuje zejména menu, hrací desku, prostor pro zobrazení aktuální <text:tab/>hrací karty, získaných karet a volného kamene</text:span></text:p>
            </text:list-item>
            <text:list-item>
              <text:p text:style-name="P23"><text:span text:style-name="T3">graficky musí být jasně odlišitelné kameny, předměty a figurky a také <text:tab/>informace, který hráč je právě na tahu</text:span></text:p>
            </text:list-item>
          </text:list>
        </text:list-item>
        <text:list-item>
          <text:p text:style-name="P10"><text:span text:style-name="T3">hra</text:span></text:p>
          <text:list>
            <text:list-item>
              <text:p text:style-name="P23"><text:span text:style-name="T3">každá hra má svého lídra, který hru zakládá nebo načítá</text:span></text:p>
            </text:list-item>
            <text:list-item>
              <text:p text:style-name="P23"><text:span text:style-name="T3">založení nové hry</text:span></text:p>
              <text:list>
                <text:list-item>
                  <text:p text:style-name="P30"><text:span text:style-name="T3">lídr zadá velikost hrací desky </text:span><text:span text:style-name="T10">N</text:span><text:span text:style-name="T3">, počet úkolových karet </text:span><text:span text:style-name="T10">K</text:span><text:span text:style-name="T3"> a počet <text:tab/>hráčů </text:span><text:span text:style-name="T10">P</text:span><text:span text:style-name="T3"> (omezení na hodnoty viz výše)</text:span></text:p>
                </text:list-item>
                <text:list-item>
                  <text:p text:style-name="P30"><text:span text:style-name="T3">každému hráči se přidělí unikátní barva figurky (v rámci hry) a umístí <text:tab/>se na volné startovní pole</text:span></text:p>
                </text:list-item>
              </text:list>
            </text:list-item>
            <text:list-item>
              <text:p text:style-name="P23"><text:span text:style-name="T3">uložení a načtení hry</text:span></text:p>
              <text:list>
                <text:list-item>
                  <text:p text:style-name="P30"><text:span text:style-name="T3">hru je možné kdykoliv uložit do souboru a opět načíst</text:span></text:p>
                </text:list-item>
                <text:list-item>
                  <text:p text:style-name="P30"><text:span text:style-name="T3">po načtení se pokračuje ze stejného místa před uložením</text:span></text:p>
                </text:list-item>
                <text:list-item>
                  <text:p text:style-name="P30"><text:span text:style-name="T3">hráčům se přidělí figurky ve hře náhodně</text:span></text:p>
                </text:list-item>
              </text:list>
            </text:list-item>
            <text:list-item>
              <text:p text:style-name="P23"><text:span text:style-name="T3">po ukončení hry zobrazuje klient stav hry</text:span></text:p>
            </text:list-item>
          </text:list>
        </text:list-item>
      </text:list>
      <text:p text:style-name="P5"/>
      <text:list xml:id="list3629937139810734995" text:style-name="WWNum4">
        <text:list-item>
          <text:p text:style-name="P11"><text:span text:style-name="T2">Varianta A</text:span><text:span text:style-name="T3">: pouze lokální hra</text:span></text:p>
          <text:list>
            <text:list-item>
              <text:p text:style-name="P24"><text:span text:style-name="T3">aplikace umožňuje postupně ovládat všechny hráče ve hře</text:span></text:p>
            </text:list-item>
            <text:list-item>
              <text:p text:style-name="P24"><text:span text:style-name="T3">hry se ukládají lokálně</text:span></text:p>
            </text:list-item>
            <text:list-item>
              <text:p text:style-name="P24"><text:span text:style-name="T3">implementujte operaci </text:span><text:span text:style-name="T4">undo</text:span><text:span text:style-name="T3"> - možnost vrátit provedené kroky zpět</text:span></text:p>
            </text:list-item>
          </text:list>
        </text:list-item>
      </text:list>
      <text:p text:style-name="P5"/>
      <text:list xml:id="list7651780903505561852" text:style-name="WWNum5">
        <text:list-item>
          <text:p text:style-name="P12"><text:span text:style-name="T2">Varianta B</text:span><text:span text:style-name="T3">: aplikace typu klient-server</text:span></text:p>
          <text:list>
            <text:list-item>
              <text:p text:style-name="P25"><text:span text:style-name="T3">klient</text:span></text:p>
              <text:list>
                <text:list-item>
                  <text:p text:style-name="P31"><text:span text:style-name="T3">klient obsahuje grafické uživatelské rozhraní (GUI)</text:span></text:p>
                </text:list-item>
                <text:list-item>
                  <text:p text:style-name="P31"><text:span text:style-name="T3">jeden klient představuje právě jednoho hráče; klienti spolu komunikují <text:tab/>prostřednictvím serveru</text:span></text:p>
                </text:list-item>
                <text:list-item>
                  <text:p text:style-name="P31"><text:span text:style-name="T3">klient vždy ovládá pouze svého hráče, stav hry a aktivity ostatních <text:tab/>hráčů se mu pouze zobrazuje</text:span></text:p>
                </text:list-item>
              </text:list>
            </text:list-item>
            <text:list-item>
              <text:p text:style-name="P25"><text:span text:style-name="T3">server</text:span></text:p>
              <text:list>
                <text:list-item>
                  <text:p text:style-name="P31"><text:soft-page-break/><text:span text:style-name="T3">autentizaci a autorizaci uživatelů není třeba řešit - při prvním kontaktu <text:tab/>klienta se serverem se mu např. přidělí unikátní název/kód/číslo, <text:tab/>kterým <text:tab/>se poté klient identifikuje</text:span></text:p>
                </text:list-item>
                <text:list-item>
                  <text:p text:style-name="P31"><text:span text:style-name="T3">zpracovává události od klientů a rozesílá změny stavu hry připojeným <text:tab/>klientům</text:span></text:p>
                </text:list-item>
                <text:list-item>
                  <text:p text:style-name="P31"><text:span text:style-name="T3">obsahuje úložiště rozehraných her; hra je uložena v souboru v textové <text:tab/>podobě a je identifikována svým názvem</text:span></text:p>
                </text:list-item>
              </text:list>
            </text:list-item>
            <text:list-item>
              <text:p text:style-name="P25"><text:span text:style-name="T3">hra</text:span></text:p>
              <text:list>
                <text:list-item>
                  <text:p text:style-name="P31"><text:span text:style-name="T3">klient se připojuje na server, který nabízí seznam přihlášených <text:tab/>nehrajících klientů</text:span></text:p>
                </text:list-item>
                <text:list-item>
                  <text:p text:style-name="P31"><text:span text:style-name="T3">jeden z hráčů (lídr) vyzve vybrané hráče (jednoho až tři) ke hře; <text:tab/>jakmile <text:tab/>se shodnou, lídr buď založí novou hru nebo vybere uloženou <text:tab/>rozehranou hru</text:span></text:p>
                </text:list-item>
              </text:list>
            </text:list-item>
          </text:list>
        </text:list-item>
      </text:list>
      <text:p text:style-name="P5"/>
      <text:p text:style-name="P6"><text:span text:style-name="T2">Součást odevzdání</text:span></text:p>
      <text:list xml:id="list6940827694275899968" text:style-name="WWNum6">
        <text:list-item>
          <text:p text:style-name="P13"><text:span text:style-name="T3">připravte alespoň jednu uloženou rozehranou hru; rozehraná hra bude těsně před <text:tab/>ukončením</text:span></text:p>
        </text:list-item>
      </text:list>
      <text:p text:style-name="P5"/>
      <text:p text:style-name="P6"><text:span text:style-name="T2">Minimum pro získání zápočtu</text:span></text:p>
      <text:list xml:id="list831522169930235226" text:style-name="WWNum7">
        <text:list-item>
          <text:p text:style-name="P14"><text:span text:style-name="T3">návrh a implementace všech základních požadavků</text:span></text:p>
        </text:list-item>
      </text:list>
      <text:p text:style-name="P5"/>
      <text:p text:style-name="P6"><text:span text:style-name="T2">Doporučení</text:span></text:p>
      <text:list xml:id="list3239476980372362894" text:style-name="WWNum8">
        <text:list-item>
          <text:p text:style-name="P15"><text:span text:style-name="T3">zamyslete se nad použitím vhodných návrhových vzorů</text:span></text:p>
        </text:list-item>
      </text:list>
      <text:p text:style-name="P1"/>
      <text:h text:style-name="P2" text:outline-level="1"><text:span text:style-name="T6">IJA:Pokyny k projektu</text:span></text:h>
      <text:p text:style-name="P6"><text:span text:style-name="T2">Podmínky vypracování projektu</text:span></text:p>
      <text:list xml:id="list2823050399076280955" text:style-name="WWNum9">
        <text:list-item>
          <text:p text:style-name="P16"><text:span text:style-name="T3">Pro realizaci projektu použijte Java SE 7.</text:span></text:p>
        </text:list-item>
        <text:list-item>
          <text:p text:style-name="P7"><text:span text:style-name="T7">Pro grafické uživatelské rozhraní použijte </text:span><text:a xlink:type="simple" xlink:href="http://java.sun.com/docs/books/tutorial/uiswing/" text:style-name="Internet_20_link" text:visited-style-name="Visited_20_Internet_20_Link"><text:span text:style-name="T13">JFC/Swing</text:span></text:a><text:span text:style-name="T7">.</text:span></text:p>
        </text:list-item>
        <text:list-item>
          <text:p text:style-name="P7"><text:span text:style-name="T7">Pro překlad a spuštění projektu bude použita aplikaci </text:span><text:a xlink:type="simple" xlink:href="http://ant.apache.org/" text:style-name="Internet_20_link" text:visited-style-name="Visited_20_Internet_20_Link"><text:span text:style-name="T13">ant</text:span></text:a><text:span text:style-name="T7">.</text:span></text:p>
        </text:list-item>
      </text:list>
      <text:list xml:id="list102866367877324374" text:style-name="WWNum10">
        <text:list-item>
          <text:p text:style-name="P17"><text:span text:style-name="T3">Projekt bude tvořen následující kořenovou adresářovou strukturou:</text:span></text:p>
        </text:list-item>
      </text:list>
      <text:p text:style-name="P36"><text:span text:style-name="T10">src/ <text:s text:c="9"/>- (adres.) zdrojové soubory (hierarchie balíků)</text:span></text:p>
      <text:p text:style-name="P35"><text:span text:style-name="T10">examples/ <text:s text:c="4"/>- (adres.) připravené datové soubory</text:span></text:p>
      <text:p text:style-name="P35"><text:span text:style-name="T10">build/ <text:s text:c="7"/>- (adres.) přeložené class soubory</text:span></text:p>
      <text:p text:style-name="P35"><text:span text:style-name="T10">doc/ <text:s text:c="9"/>- (adres.) vygenerovaná programová dokumentace</text:span></text:p>
      <text:p text:style-name="P35"><text:span text:style-name="T10">dest-client/ <text:s/>- (adres.) umístění výsledného jar archivu (+ dalších potřebných) po kompilaci klientské aplikace, </text:span></text:p>
      <text:p text:style-name="P35"><text:span text:style-name="T10"><text:s text:c="25"/>tento adresář bude představovat adresář spustitelné aplikace</text:span></text:p>
      <text:p text:style-name="P35"><text:span text:style-name="T10">dest-server/ <text:s/>- (adres.) umístění výsledného jar archivu (+ dalších potřebných) po kompilaci serverové aplikace, pokud je vyžadována,</text:span></text:p>
      <text:p text:style-name="P35"><text:span text:style-name="T10"><text:s text:c="25"/>tento adresář bude představovat adresář spustitelné aplikace</text:span></text:p>
      <text:p text:style-name="P35"><text:span text:style-name="T10">lib/ <text:s text:c="9"/>- (adres.) externí soubory a knihovny (balíky třetích stran, obrázky apod.), které vaše aplikace využívá</text:span></text:p>
      <text:p text:style-name="P35"><text:span text:style-name="T10">readme.txt <text:s text:c="3"/>- (soubor) základní popis projektu (název, členové týmu, ...)</text:span></text:p>
      <text:p text:style-name="P35"><text:span text:style-name="T10">rozdeleni.txt - (soubor) soubor obsahuje rozdělení bodů mezi členy týmu (pokud tento soubor neexistuje, předpokládá se </text:span></text:p>
      <text:p text:style-name="P35"><text:span text:style-name="T10"><text:s text:c="25"/>rovnoměrné rozdělení, viz hodnocení projektu)</text:span></text:p>
      <text:p text:style-name="P35"><text:span text:style-name="T10">build.xml <text:s text:c="4"/>- (soubor) build file pro aplikaci ant</text:span></text:p>
      <text:list xml:id="list8680712199765776746" text:style-name="WWNum11">
        <text:list-item>
          <text:p text:style-name="P18"><text:span text:style-name="T3">Všechny zdrojové soubory musí obsahovat na začátku dokumentační komentář se <text:tab/>jmény autorů a popisem obsahu.</text:span></text:p>
        </text:list-item>
        <text:list-item>
          <text:p text:style-name="P18"><text:span text:style-name="T3">Součástí projektu bude programová dokumentace. Dokumentace se vygeneruje při <text:tab/>překladu aplikace a bude uložena v adresáři </text:span><text:span text:style-name="T10">doc</text:span><text:span text:style-name="T3">.</text:span></text:p>
        </text:list-item>
        <text:list-item>
          <text:p text:style-name="P18"><text:span text:style-name="T3">Pokud vaše řešení vyžaduje další externí soubory (jiné balíky apod.), umístěte je do <text:tab/>adresáře </text:span><text:span text:style-name="T10">lib</text:span><text:span text:style-name="T3">.</text:span></text:p>
        </text:list-item>
        <text:list-item>
          <text:p text:style-name="P18"><text:span text:style-name="T3">Přeložení aplikace:</text:span></text:p>
          <text:list>
            <text:list-item>
              <text:p text:style-name="P26"><text:span text:style-name="T3">v kořenovém adresáři se provede příkazem </text:span><text:span text:style-name="T11">ant compile</text:span></text:p>
            </text:list-item>
            <text:list-item>
              <text:p text:style-name="P26"><text:span text:style-name="T3">zkompilují se zdrojové texty, class soubory budou umístěny v adresáři </text:span><text:span text:style-name="T10">build</text:span></text:p>
            </text:list-item>
            <text:list-item>
              <text:p text:style-name="P26"><text:span text:style-name="T3">vytvoří se programová dokumentace a uloží se do adresáře </text:span><text:span text:style-name="T10">doc</text:span></text:p>
            </text:list-item>
            <text:list-item>
              <text:p text:style-name="P26"><text:span text:style-name="T3">vytvoří se jar archivy s názvy </text:span><text:span text:style-name="T10">ija2015-client.jar</text:span><text:span text:style-name="T3"> v adresáři </text:span><text:span text:style-name="T10">dest-<text:tab/>client</text:span><text:span text:style-name="T3"> a </text:span><text:span text:style-name="T10">ija2015-server.jar</text:span><text:span text:style-name="T3"> v adresáři </text:span><text:span text:style-name="T10">dest-server</text:span><text:span text:style-name="T3"> (pokud je vyžadováno); <text:tab/>do těchto adresářů se vytvoří/nakopírují další potřebné soubory a archivy</text:span></text:p>
            </text:list-item>
          </text:list>
        </text:list-item>
        <text:list-item>
          <text:p text:style-name="P18"><text:span text:style-name="T3">Spuštění aplikace:</text:span></text:p>
          <text:list>
            <text:list-item>
              <text:p text:style-name="P26"><text:span text:style-name="T3">spouštět se budou vytvořené archivy jar</text:span></text:p>
            </text:list-item>
            <text:list-item>
              <text:p text:style-name="P26"><text:soft-page-break/><text:span text:style-name="T3">v kořenovém adresáři se provede příkazem </text:span><text:span text:style-name="T11">ant run</text:span></text:p>
            </text:list-item>
            <text:list-item>
              <text:p text:style-name="P26"><text:span text:style-name="T3">spustí se</text:span></text:p>
              <text:list>
                <text:list-item>
                  <text:p text:style-name="P32"><text:span text:style-name="T3">ve variantě A: klientská aplikace</text:span></text:p>
                </text:list-item>
                <text:list-item>
                  <text:p text:style-name="P32"><text:span text:style-name="T3">ve variantě B: server a dvě klientské aplikace</text:span></text:p>
                </text:list-item>
              </text:list>
            </text:list-item>
          </text:list>
        </text:list-item>
      </text:list>
      <text:p text:style-name="P5"/>
      <text:p text:style-name="P6"><text:span text:style-name="T2">Podmínky odevzdání projektu</text:span></text:p>
      <text:list xml:id="list1480365539451527267" text:style-name="WWNum12">
        <text:list-item>
          <text:p text:style-name="P19"><text:span text:style-name="T3">Adresářovou strukturu umístěte do adresáře s názvem týmu, např. </text:span><text:span text:style-name="T10">grp001</text:span><text:span text:style-name="T3">. Pro <text:tab/>obsah podadresářů platí:</text:span></text:p>
          <text:list>
            <text:list-item>
              <text:p text:style-name="P27"><text:span text:style-name="T3">Adresáře </text:span><text:span text:style-name="T10">build</text:span><text:span text:style-name="T3">, </text:span><text:span text:style-name="T10">doc</text:span><text:span text:style-name="T3">, a </text:span><text:span text:style-name="T10">dest-*</text:span><text:span text:style-name="T3"> budou prázdné.</text:span></text:p>
            </text:list-item>
            <text:list-item>
              <text:p text:style-name="P27"><text:span text:style-name="T3">V adresáři </text:span><text:span text:style-name="T10">examples</text:span><text:span text:style-name="T3"> budou ukázkové datové soubory (pokud je zadání vyžaduje).</text:span></text:p>
            </text:list-item>
            <text:list-item>
              <text:p text:style-name="P27"><text:span text:style-name="T3">Adresář </text:span><text:span text:style-name="T10">lib</text:span></text:p>
              <text:list>
                <text:list-item>
                  <text:p text:style-name="P33"><text:span text:style-name="T3">obsahuje pouze skript s názvem </text:span><text:span text:style-name="T10">get-libs.sh</text:span><text:span text:style-name="T3">, který po spuštění stáhne <text:tab/>z <text:tab/>internetu požadované externí knihovny či soubory (předpokládejte <text:tab/>prostředí Unix/Linux a přítomnost nástroje wget)</text:span></text:p>
                </text:list-item>
                <text:list-item>
                  <text:p text:style-name="P33"><text:span text:style-name="T3">externí knihovny lze stáhnout přímo ze zdroje, další soubory můžete <text:tab/>dočasně umístit na váš webový prostor</text:span></text:p>
                </text:list-item>
                <text:list-item>
                  <text:p text:style-name="P33"><text:span text:style-name="T3">pokud vaše řešení žádné další knihovny a soubory nepožaduje, nedělá <text:tab/>skript nic</text:span></text:p>
                </text:list-item>
              </text:list>
            </text:list-item>
          </text:list>
        </text:list-item>
        <text:list-item>
          <text:p text:style-name="P19"><text:span text:style-name="T3">Obsah kořenového adresáře zabalte do archivu zip:</text:span></text:p>
          <text:list>
            <text:list-item>
              <text:p text:style-name="P27"><text:span text:style-name="T3">Název archivu bude stejný jako název týmu (</text:span><text:span text:style-name="T10">grpXXX.zip</text:span><text:span text:style-name="T3">, např. </text:span><text:span text:style-name="T10">grp003.zip</text:span><text:span text:style-name="T3">). <text:tab/>Po rozbalení archivu vznikne adresářová struktura definovaná výše včetně <text:tab/>adresáře </text:span><text:span text:style-name="T10">grpXXX</text:span><text:span text:style-name="T3">.</text:span></text:p>
            </text:list-item>
            <text:list-item>
              <text:p text:style-name="P27"><text:span text:style-name="T3">Archiv </text:span><text:span text:style-name="T10">grpXXX.zip</text:span><text:span text:style-name="T3"> odevzdá pouze </text:span><text:span text:style-name="T4">vedoucí týmu</text:span><text:span text:style-name="T3"> do informačního systému, <text:tab/>termín </text:span><text:span text:style-name="T10">Projekt</text:span><text:span text:style-name="T3">.</text:span></text:p>
            </text:list-item>
          </text:list>
        </text:list-item>
      </text:list>
      <text:p text:style-name="P5"/>
      <text:p text:style-name="P6"><text:span text:style-name="T2">Hodnocení projektu</text:span></text:p>
      <text:list xml:id="list629484456617592124" text:style-name="WWNum13">
        <text:list-item>
          <text:p text:style-name="P20"><text:span text:style-name="T3">Projekt je hodnocen na stupnici 0-100. Po ohodnocení dojde k přepočtu na body pro <text:tab/>jednotlivé členy týmu, a to rovnoměrně (každý získá stejný počet bodů, který <text:tab/>odpovídá hodnocení projektu). Hodnocení každého člena týmu lze přerozdělit:</text:span></text:p>
          <text:list>
            <text:list-item>
              <text:p text:style-name="P28"><text:span text:style-name="T3">přerozdělení bodů je možné v rozsahu -50% až +50%</text:span></text:p>
            </text:list-item>
            <text:list-item>
              <text:p text:style-name="P28"><text:span text:style-name="T3">při přerozdělení může být vzata v úvahu aktivita jednotlivých členů</text:span></text:p>
            </text:list-item>
            <text:list-item>
              <text:p text:style-name="P28"><text:span text:style-name="T3">pokud máte dojem, že některý člen týmu nepracuje a nezaslouží si ani 50% z <text:tab/>hodnocení, je nutno toto řešit individuálně s dr. Kočím </text:span><text:span text:style-name="T2">před odevzdáním <text:tab/>projektu</text:span></text:p>
            </text:list-item>
            <text:list-item>
              <text:p text:style-name="P28"><text:span text:style-name="T3">přerozdělení bodů musí být zapsáno v souboru </text:span><text:span text:style-name="T10">rozdeleni.txt</text:span><text:span text:style-name="T3"> v následujícím <text:tab/>formátu (uvádí se procenta, která získává člen týmu; součet musí odpovídat <text:tab/>hodnotě </text:span><text:span text:style-name="T10">pocet_clenu * 100</text:span><text:span text:style-name="T3">):</text:span></text:p>
            </text:list-item>
          </text:list>
        </text:list-item>
      </text:list>
      <text:p text:style-name="P34"><text:soft-page-break/><text:span text:style-name="T10">xloginXX: 50</text:span></text:p>
      <text:p text:style-name="P34"><text:span text:style-name="T10">xloginYY: 150</text:span></text:p>
      <text:list xml:id="list57561763089155824" text:style-name="WWNum14">
        <text:list-item>
          <text:p text:style-name="P21"><text:span text:style-name="T3">Hodnocení zahrnuje kvalitu OO návrhu, kvalitu implementace, dodržování stylu <text:tab/>psaní <text:tab/>programu (odsazování, kvalita komentářů, vhodné identifikátory) a především <text:tab/>funkčnost programu.</text:span></text:p>
        </text:list-item>
        <text:list-item>
          <text:p text:style-name="P21"><text:span text:style-name="T3">Při návrhu postupujte tak, aby výsledný program byl dobře použitelný. Hodnotit se <text:tab/>bude nejen to, zda splňuje kladené požadavky, ale také JAK je splňuje.</text:span></text:p>
        </text:list-item>
        <text:list-item>
          <text:p text:style-name="P21"><text:span text:style-name="T3">Pro získání zápočtu musí mít každý člen týmu (po příp. korekcích v rámci týmu) <text:tab/>alespoň <text:tab/>50% z maxima hodnocení projektu.</text:span></text:p>
        </text:list-item>
        <text:list-item>
          <text:p text:style-name="P21"><text:span text:style-name="T2">Doporučuji po vytvoření archivu přenést a vyzkoušet přeložitelnost a <text:tab/>spuštění aplikace v jiném prostředí (např. merlin.fit.vutbr.cz).</text:span></text:p>
        </text:list-item>
        <text:list-item>
          <text:p text:style-name="P21"><text:span text:style-name="T2">Pokud nepůjde projekt přeložit, bude hodnocen 0 body!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F" style:font-size-asian="11pt" style:language-asian="cs" style:country-asian="CZ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F" style:font-size-asian="11pt" style:language-asian="cs" style:country-asian="CZ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átovaný_20_v_20_HTML_20_Char" style:display-name="Formátovaný v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9cm" fo:margin-bottom="1.683cm" fo:margin-left="1.558cm" fo:margin-right="1.746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ka</meta:initial-creator>
    <meta:editing-cycles>5</meta:editing-cycles>
    <meta:creation-date>2015-04-08T18:11:00</meta:creation-date>
    <dc:date>2015-04-24T21:03:23.809838133</dc:date>
    <meta:editing-duration>PT41M26S</meta:editing-duration>
    <meta:generator>LibreOffice/4.3.6.2$Linux_X86_64 LibreOffice_project/430$Build-2</meta:generator>
    <meta:print-date>2015-04-24T20:58:02.073371410</meta:print-date>
    <meta:document-statistic meta:table-count="0" meta:image-count="0" meta:object-count="0" meta:page-count="7" meta:paragraph-count="135" meta:word-count="1585" meta:character-count="10042" meta:non-whitespace-character-count="85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